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0423_0259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10601917" calcext:value-type="float">
            <text:p>10601917</text:p>
          </table:table-cell>
          <table:table-cell/>
          <table:table-cell office:value-type="string" calcext:value-type="string">
            <text:p>vs old</text:p>
          </table:table-cell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13458880" calcext:value-type="float">
            <text:p>13458880</text:p>
          </table:table-cell>
          <table:table-cell/>
          <table:table-cell table:formula="of:=[.E1]-[.L1]" office:value-type="float" office:value="-2856963" calcext:value-type="float">
            <text:p>-2856963</text:p>
          </table:table-cell>
          <table:table-cell table:formula="of:=[.N1]/1000000" office:value-type="float" office:value="-2.856963" calcext:value-type="float">
            <text:p>-2,85696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9791810" calcext:value-type="float">
            <text:p>979181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9166117" calcext:value-type="float">
            <text:p>9166117</text:p>
          </table:table-cell>
          <table:table-cell/>
          <table:table-cell table:formula="of:=[.E2]-[.L2]" office:value-type="float" office:value="625693" calcext:value-type="float">
            <text:p>625693</text:p>
          </table:table-cell>
          <table:table-cell table:formula="of:=[.N2]/1000000" office:value-type="float" office:value="0.625693" calcext:value-type="float">
            <text:p>0,62569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165827" calcext:value-type="float">
            <text:p>1616582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554578" calcext:value-type="float">
            <text:p>21554578</text:p>
          </table:table-cell>
          <table:table-cell/>
          <table:table-cell table:formula="of:=[.E3]-[.L3]" office:value-type="float" office:value="-5388751" calcext:value-type="float">
            <text:p>-5388751</text:p>
          </table:table-cell>
          <table:table-cell table:formula="of:=[.N3]/1000000" office:value-type="float" office:value="-5.388751" calcext:value-type="float">
            <text:p>-5,38875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876756" calcext:value-type="float">
            <text:p>1587675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822074" calcext:value-type="float">
            <text:p>14822074</text:p>
          </table:table-cell>
          <table:table-cell/>
          <table:table-cell table:formula="of:=[.E4]-[.L4]" office:value-type="float" office:value="1054682" calcext:value-type="float">
            <text:p>1054682</text:p>
          </table:table-cell>
          <table:table-cell table:formula="of:=[.N4]/1000000" office:value-type="float" office:value="1.054682" calcext:value-type="float">
            <text:p>1,05468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1605895" calcext:value-type="float">
            <text:p>11605895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6009283" calcext:value-type="float">
            <text:p>16009283</text:p>
          </table:table-cell>
          <table:table-cell/>
          <table:table-cell table:formula="of:=[.E5]-[.L5]" office:value-type="float" office:value="-4403388" calcext:value-type="float">
            <text:p>-4403388</text:p>
          </table:table-cell>
          <table:table-cell table:formula="of:=[.N5]/1000000" office:value-type="float" office:value="-4.403388" calcext:value-type="float">
            <text:p>-4,40338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1291546" calcext:value-type="float">
            <text:p>1129154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1055799" calcext:value-type="float">
            <text:p>11055799</text:p>
          </table:table-cell>
          <table:table-cell/>
          <table:table-cell table:formula="of:=[.E6]-[.L6]" office:value-type="float" office:value="235747" calcext:value-type="float">
            <text:p>235747</text:p>
          </table:table-cell>
          <table:table-cell table:formula="of:=[.N6]/1000000" office:value-type="float" office:value="0.235747" calcext:value-type="float">
            <text:p>0,23574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72836" calcext:value-type="float">
            <text:p>17283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69637" calcext:value-type="float">
            <text:p>269637</text:p>
          </table:table-cell>
          <table:table-cell/>
          <table:table-cell table:formula="of:=[.E7]-[.L7]" office:value-type="float" office:value="-96801" calcext:value-type="float">
            <text:p>-96801</text:p>
          </table:table-cell>
          <table:table-cell table:formula="of:=[.N7]/1000000" office:value-type="float" office:value="-0.096801" calcext:value-type="float">
            <text:p>-0,09680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88959" calcext:value-type="float">
            <text:p>18895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21359" calcext:value-type="float">
            <text:p>221359</text:p>
          </table:table-cell>
          <table:table-cell/>
          <table:table-cell table:formula="of:=[.E1]-[.L8]" office:value-type="float" office:value="10380558" calcext:value-type="float">
            <text:p>10380558</text:p>
          </table:table-cell>
          <table:table-cell table:formula="of:=[.N8]/1000000" office:value-type="float" office:value="10.380558" calcext:value-type="float">
            <text:p>10,38055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0754" calcext:value-type="float">
            <text:p>10754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0336" calcext:value-type="float">
            <text:p>10336</text:p>
          </table:table-cell>
          <table:table-cell/>
          <table:table-cell table:formula="of:=[.E2]-[.L9]" office:value-type="float" office:value="9781474" calcext:value-type="float">
            <text:p>9781474</text:p>
          </table:table-cell>
          <table:table-cell table:formula="of:=[.N9]/1000000" office:value-type="float" office:value="9.781474" calcext:value-type="float">
            <text:p>9,78147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2313" calcext:value-type="float">
            <text:p>12313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4865" calcext:value-type="float">
            <text:p>14865</text:p>
          </table:table-cell>
          <table:table-cell/>
          <table:table-cell table:formula="of:=[.E3]-[.L10]" office:value-type="float" office:value="16150962" calcext:value-type="float">
            <text:p>16150962</text:p>
          </table:table-cell>
          <table:table-cell table:formula="of:=[.N10]/1000000" office:value-type="float" office:value="16.150962" calcext:value-type="float">
            <text:p>16,15096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546757" calcext:value-type="float">
            <text:p>54675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744623" calcext:value-type="float">
            <text:p>744623</text:p>
          </table:table-cell>
          <table:table-cell/>
          <table:table-cell table:formula="of:=[.E4]-[.L11]" office:value-type="float" office:value="15132133" calcext:value-type="float">
            <text:p>15132133</text:p>
          </table:table-cell>
          <table:table-cell table:formula="of:=[.N11]/1000000" office:value-type="float" office:value="15.132133" calcext:value-type="float">
            <text:p>15,13213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527865" calcext:value-type="float">
            <text:p>52786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473511" calcext:value-type="float">
            <text:p>473511</text:p>
          </table:table-cell>
          <table:table-cell/>
          <table:table-cell table:formula="of:=[.E5]-[.L12]" office:value-type="float" office:value="11132384" calcext:value-type="float">
            <text:p>11132384</text:p>
          </table:table-cell>
          <table:table-cell table:formula="of:=[.N12]/1000000" office:value-type="float" office:value="11.132384" calcext:value-type="float">
            <text:p>11,13238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145008" calcext:value-type="float">
            <text:p>8145008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683590" calcext:value-type="float">
            <text:p>10683590</text:p>
          </table:table-cell>
          <table:table-cell/>
          <table:table-cell table:formula="of:=[.E6]-[.L13]" office:value-type="float" office:value="607956" calcext:value-type="float">
            <text:p>607956</text:p>
          </table:table-cell>
          <table:table-cell table:formula="of:=[.N13]/1000000" office:value-type="float" office:value="0.607956" calcext:value-type="float">
            <text:p>0,60795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826458" calcext:value-type="float">
            <text:p>7826458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666832" calcext:value-type="float">
            <text:p>7666832</text:p>
          </table:table-cell>
          <table:table-cell/>
          <table:table-cell table:formula="of:=[.E7]-[.L14]" office:value-type="float" office:value="-7493996" calcext:value-type="float">
            <text:p>-7493996</text:p>
          </table:table-cell>
          <table:table-cell table:formula="of:=[.N14]/1000000" office:value-type="float" office:value="-7.493996" calcext:value-type="float">
            <text:p>-7,49399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973" calcext:value-type="float">
            <text:p>2897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604" calcext:value-type="float">
            <text:p>43604</text:p>
          </table:table-cell>
          <table:table-cell/>
          <table:table-cell table:formula="of:=[.E8]-[.L15]" office:value-type="float" office:value="145355" calcext:value-type="float">
            <text:p>145355</text:p>
          </table:table-cell>
          <table:table-cell table:formula="of:=[.N15]/1000000" office:value-type="float" office:value="0.145355" calcext:value-type="float">
            <text:p>0,14535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4912" calcext:value-type="float">
            <text:p>34912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047" calcext:value-type="float">
            <text:p>43047</text:p>
          </table:table-cell>
          <table:table-cell/>
          <table:table-cell table:formula="of:=[.E9]-[.L16]" office:value-type="float" office:value="-32293" calcext:value-type="float">
            <text:p>-32293</text:p>
          </table:table-cell>
          <table:table-cell table:formula="of:=[.N16]/1000000" office:value-type="float" office:value="-0.032293" calcext:value-type="float">
            <text:p>-0,03229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5538" calcext:value-type="float">
            <text:p>45538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6619" calcext:value-type="float">
            <text:p>66619</text:p>
          </table:table-cell>
          <table:table-cell/>
          <table:table-cell table:formula="of:=[.E10]-[.L17]" office:value-type="float" office:value="-54306" calcext:value-type="float">
            <text:p>-54306</text:p>
          </table:table-cell>
          <table:table-cell table:formula="of:=[.N17]/1000000" office:value-type="float" office:value="-0.054306" calcext:value-type="float">
            <text:p>-0,05430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762" calcext:value-type="float">
            <text:p>49762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260" calcext:value-type="float">
            <text:p>51260</text:p>
          </table:table-cell>
          <table:table-cell/>
          <table:table-cell table:formula="of:=[.E11]-[.L18]" office:value-type="float" office:value="495497" calcext:value-type="float">
            <text:p>495497</text:p>
          </table:table-cell>
          <table:table-cell table:formula="of:=[.N18]/1000000" office:value-type="float" office:value="0.495497" calcext:value-type="float">
            <text:p>0,49549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5775" calcext:value-type="float">
            <text:p>55775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1449" calcext:value-type="float">
            <text:p>91449</text:p>
          </table:table-cell>
          <table:table-cell/>
          <table:table-cell table:formula="of:=[.E12]-[.L19]" office:value-type="float" office:value="436416" calcext:value-type="float">
            <text:p>436416</text:p>
          </table:table-cell>
          <table:table-cell table:formula="of:=[.N19]/1000000" office:value-type="float" office:value="0.436416" calcext:value-type="float">
            <text:p>0,43641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0360" calcext:value-type="float">
            <text:p>6036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8501" calcext:value-type="float">
            <text:p>68501</text:p>
          </table:table-cell>
          <table:table-cell/>
          <table:table-cell table:formula="of:=[.E13]-[.L20]" office:value-type="float" office:value="8076507" calcext:value-type="float">
            <text:p>8076507</text:p>
          </table:table-cell>
          <table:table-cell table:formula="of:=[.N20]/1000000" office:value-type="float" office:value="8.076507" calcext:value-type="float">
            <text:p>8,07650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5640" calcext:value-type="float">
            <text:p>7564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5080" calcext:value-type="float">
            <text:p>105080</text:p>
          </table:table-cell>
          <table:table-cell/>
          <table:table-cell table:formula="of:=[.E14]-[.L21]" office:value-type="float" office:value="7721378" calcext:value-type="float">
            <text:p>7721378</text:p>
          </table:table-cell>
          <table:table-cell table:formula="of:=[.N21]/1000000" office:value-type="float" office:value="7.721378" calcext:value-type="float">
            <text:p>7,72137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3789" calcext:value-type="float">
            <text:p>7378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1204" calcext:value-type="float">
            <text:p>71204</text:p>
          </table:table-cell>
          <table:table-cell/>
          <table:table-cell table:formula="of:=[.E15]-[.L22]" office:value-type="float" office:value="-42231" calcext:value-type="float">
            <text:p>-42231</text:p>
          </table:table-cell>
          <table:table-cell table:formula="of:=[.N22]/1000000" office:value-type="float" office:value="-0.042231" calcext:value-type="float">
            <text:p>-0,04223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7472" calcext:value-type="float">
            <text:p>8747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4616" calcext:value-type="float">
            <text:p>144616</text:p>
          </table:table-cell>
          <table:table-cell/>
          <table:table-cell table:formula="of:=[.E16]-[.L23]" office:value-type="float" office:value="-109704" calcext:value-type="float">
            <text:p>-109704</text:p>
          </table:table-cell>
          <table:table-cell table:formula="of:=[.N23]/1000000" office:value-type="float" office:value="-0.109704" calcext:value-type="float">
            <text:p>-0,10970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7907" calcext:value-type="float">
            <text:p>8790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1458" calcext:value-type="float">
            <text:p>81458</text:p>
          </table:table-cell>
          <table:table-cell/>
          <table:table-cell table:formula="of:=[.E17]-[.L24]" office:value-type="float" office:value="-35920" calcext:value-type="float">
            <text:p>-35920</text:p>
          </table:table-cell>
          <table:table-cell table:formula="of:=[.N24]/1000000" office:value-type="float" office:value="-0.03592" calcext:value-type="float">
            <text:p>-0,0359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0593" calcext:value-type="float">
            <text:p>10059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478" calcext:value-type="float">
            <text:p>163478</text:p>
          </table:table-cell>
          <table:table-cell/>
          <table:table-cell table:formula="of:=[.E18]-[.L25]" office:value-type="float" office:value="-113716" calcext:value-type="float">
            <text:p>-113716</text:p>
          </table:table-cell>
          <table:table-cell table:formula="of:=[.N25]/1000000" office:value-type="float" office:value="-0.113716" calcext:value-type="float">
            <text:p>-0,11371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4477" calcext:value-type="float">
            <text:p>10447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9325" calcext:value-type="float">
            <text:p>99325</text:p>
          </table:table-cell>
          <table:table-cell/>
          <table:table-cell table:formula="of:=[.E19]-[.L26]" office:value-type="float" office:value="-43550" calcext:value-type="float">
            <text:p>-43550</text:p>
          </table:table-cell>
          <table:table-cell table:formula="of:=[.N26]/1000000" office:value-type="float" office:value="-0.04355" calcext:value-type="float">
            <text:p>-0,0435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2626" calcext:value-type="float">
            <text:p>12262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3191" calcext:value-type="float">
            <text:p>173191</text:p>
          </table:table-cell>
          <table:table-cell/>
          <table:table-cell table:formula="of:=[.E20]-[.L27]" office:value-type="float" office:value="-112831" calcext:value-type="float">
            <text:p>-112831</text:p>
          </table:table-cell>
          <table:table-cell table:formula="of:=[.N27]/1000000" office:value-type="float" office:value="-0.112831" calcext:value-type="float">
            <text:p>-0,11283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6154" calcext:value-type="float">
            <text:p>11615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5679" calcext:value-type="float">
            <text:p>125679</text:p>
          </table:table-cell>
          <table:table-cell/>
          <table:table-cell table:formula="of:=[.E21]-[.L28]" office:value-type="float" office:value="-50039" calcext:value-type="float">
            <text:p>-50039</text:p>
          </table:table-cell>
          <table:table-cell table:formula="of:=[.N28]/1000000" office:value-type="float" office:value="-0.050039" calcext:value-type="float">
            <text:p>-0,05003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9718" calcext:value-type="float">
            <text:p>139718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0871" calcext:value-type="float">
            <text:p>210871</text:p>
          </table:table-cell>
          <table:table-cell/>
          <table:table-cell table:formula="of:=[.E22]-[.L29]" office:value-type="float" office:value="-137082" calcext:value-type="float">
            <text:p>-137082</text:p>
          </table:table-cell>
          <table:table-cell table:formula="of:=[.N29]/1000000" office:value-type="float" office:value="-0.137082" calcext:value-type="float">
            <text:p>-0,13708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0431" calcext:value-type="float">
            <text:p>13043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6533" calcext:value-type="float">
            <text:p>126533</text:p>
          </table:table-cell>
          <table:table-cell/>
          <table:table-cell table:formula="of:=[.E23]-[.L30]" office:value-type="float" office:value="-39061" calcext:value-type="float">
            <text:p>-39061</text:p>
          </table:table-cell>
          <table:table-cell table:formula="of:=[.N30]/1000000" office:value-type="float" office:value="-0.039061" calcext:value-type="float">
            <text:p>-0,03906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5512" calcext:value-type="float">
            <text:p>15551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6201" calcext:value-type="float">
            <text:p>236201</text:p>
          </table:table-cell>
          <table:table-cell/>
          <table:table-cell table:formula="of:=[.E24]-[.L31]" office:value-type="float" office:value="-148294" calcext:value-type="float">
            <text:p>-148294</text:p>
          </table:table-cell>
          <table:table-cell table:formula="of:=[.N31]/1000000" office:value-type="float" office:value="-0.148294" calcext:value-type="float">
            <text:p>-0,14829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3318" calcext:value-type="float">
            <text:p>143318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6821" calcext:value-type="float">
            <text:p>146821</text:p>
          </table:table-cell>
          <table:table-cell/>
          <table:table-cell table:formula="of:=[.E25]-[.L32]" office:value-type="float" office:value="-46228" calcext:value-type="float">
            <text:p>-46228</text:p>
          </table:table-cell>
          <table:table-cell table:formula="of:=[.N32]/1000000" office:value-type="float" office:value="-0.046228" calcext:value-type="float">
            <text:p>-0,04622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7647" calcext:value-type="float">
            <text:p>17764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65794" calcext:value-type="float">
            <text:p>265794</text:p>
          </table:table-cell>
          <table:table-cell/>
          <table:table-cell table:formula="of:=[.E26]-[.L33]" office:value-type="float" office:value="-161317" calcext:value-type="float">
            <text:p>-161317</text:p>
          </table:table-cell>
          <table:table-cell table:formula="of:=[.N33]/1000000" office:value-type="float" office:value="-0.161317" calcext:value-type="float">
            <text:p>-0,16131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8267" calcext:value-type="float">
            <text:p>16826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3356" calcext:value-type="float">
            <text:p>173356</text:p>
          </table:table-cell>
          <table:table-cell/>
          <table:table-cell table:formula="of:=[.E27]-[.L34]" office:value-type="float" office:value="-50730" calcext:value-type="float">
            <text:p>-50730</text:p>
          </table:table-cell>
          <table:table-cell table:formula="of:=[.N34]/1000000" office:value-type="float" office:value="-0.05073" calcext:value-type="float">
            <text:p>-0,0507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0440" calcext:value-type="float">
            <text:p>19044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0431" calcext:value-type="float">
            <text:p>280431</text:p>
          </table:table-cell>
          <table:table-cell/>
          <table:table-cell table:formula="of:=[.E28]-[.L35]" office:value-type="float" office:value="-164277" calcext:value-type="float">
            <text:p>-164277</text:p>
          </table:table-cell>
          <table:table-cell table:formula="of:=[.N35]/1000000" office:value-type="float" office:value="-0.164277" calcext:value-type="float">
            <text:p>-0,16427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1144" calcext:value-type="float">
            <text:p>17114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9898" calcext:value-type="float">
            <text:p>179898</text:p>
          </table:table-cell>
          <table:table-cell/>
          <table:table-cell table:formula="of:=[.E29]-[.L36]" office:value-type="float" office:value="-40180" calcext:value-type="float">
            <text:p>-40180</text:p>
          </table:table-cell>
          <table:table-cell table:formula="of:=[.N36]/1000000" office:value-type="float" office:value="-0.04018" calcext:value-type="float">
            <text:p>-0,0401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4010" calcext:value-type="float">
            <text:p>20401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9280" calcext:value-type="float">
            <text:p>329280</text:p>
          </table:table-cell>
          <table:table-cell/>
          <table:table-cell table:formula="of:=[.E30]-[.L37]" office:value-type="float" office:value="-198849" calcext:value-type="float">
            <text:p>-198849</text:p>
          </table:table-cell>
          <table:table-cell table:formula="of:=[.N37]/1000000" office:value-type="float" office:value="-0.198849" calcext:value-type="float">
            <text:p>-0,19884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4675" calcext:value-type="float">
            <text:p>16467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6743" calcext:value-type="float">
            <text:p>186743</text:p>
          </table:table-cell>
          <table:table-cell/>
          <table:table-cell table:formula="of:=[.E31]-[.L38]" office:value-type="float" office:value="-31231" calcext:value-type="float">
            <text:p>-31231</text:p>
          </table:table-cell>
          <table:table-cell table:formula="of:=[.N38]/1000000" office:value-type="float" office:value="-0.031231" calcext:value-type="float">
            <text:p>-0,03123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9704" calcext:value-type="float">
            <text:p>239704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4288" calcext:value-type="float">
            <text:p>324288</text:p>
          </table:table-cell>
          <table:table-cell/>
          <table:table-cell table:formula="of:=[.E32]-[.L39]" office:value-type="float" office:value="-180970" calcext:value-type="float">
            <text:p>-180970</text:p>
          </table:table-cell>
          <table:table-cell table:formula="of:=[.N39]/1000000" office:value-type="float" office:value="-0.18097" calcext:value-type="float">
            <text:p>-0,1809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9991" calcext:value-type="float">
            <text:p>20999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1221" calcext:value-type="float">
            <text:p>201221</text:p>
          </table:table-cell>
          <table:table-cell/>
          <table:table-cell table:formula="of:=[.E33]-[.L40]" office:value-type="float" office:value="-23574" calcext:value-type="float">
            <text:p>-23574</text:p>
          </table:table-cell>
          <table:table-cell table:formula="of:=[.N40]/1000000" office:value-type="float" office:value="-0.023574" calcext:value-type="float">
            <text:p>-0,02357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8892" calcext:value-type="float">
            <text:p>23889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0833" calcext:value-type="float">
            <text:p>390833</text:p>
          </table:table-cell>
          <table:table-cell/>
          <table:table-cell table:formula="of:=[.E34]-[.L41]" office:value-type="float" office:value="-222566" calcext:value-type="float">
            <text:p>-222566</text:p>
          </table:table-cell>
          <table:table-cell table:formula="of:=[.N41]/1000000" office:value-type="float" office:value="-0.222566" calcext:value-type="float">
            <text:p>-0,22256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1352" calcext:value-type="float">
            <text:p>221352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3411" calcext:value-type="float">
            <text:p>223411</text:p>
          </table:table-cell>
          <table:table-cell/>
          <table:table-cell table:formula="of:=[.E35]-[.L42]" office:value-type="float" office:value="-32971" calcext:value-type="float">
            <text:p>-32971</text:p>
          </table:table-cell>
          <table:table-cell table:formula="of:=[.N42]/1000000" office:value-type="float" office:value="-0.032971" calcext:value-type="float">
            <text:p>-0,03297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4312" calcext:value-type="float">
            <text:p>28431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67970" calcext:value-type="float">
            <text:p>367970</text:p>
          </table:table-cell>
          <table:table-cell/>
          <table:table-cell table:formula="of:=[.E36]-[.L43]" office:value-type="float" office:value="-196826" calcext:value-type="float">
            <text:p>-196826</text:p>
          </table:table-cell>
          <table:table-cell table:formula="of:=[.N43]/1000000" office:value-type="float" office:value="-0.196826" calcext:value-type="float">
            <text:p>-0,19682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2930" calcext:value-type="float">
            <text:p>25293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2240" calcext:value-type="float">
            <text:p>232240</text:p>
          </table:table-cell>
          <table:table-cell/>
          <table:table-cell table:formula="of:=[.E37]-[.L44]" office:value-type="float" office:value="-28230" calcext:value-type="float">
            <text:p>-28230</text:p>
          </table:table-cell>
          <table:table-cell table:formula="of:=[.N44]/1000000" office:value-type="float" office:value="-0.02823" calcext:value-type="float">
            <text:p>-0,0282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77581" calcext:value-type="float">
            <text:p>27758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9398" calcext:value-type="float">
            <text:p>439398</text:p>
          </table:table-cell>
          <table:table-cell/>
          <table:table-cell table:formula="of:=[.E38]-[.L45]" office:value-type="float" office:value="-274723" calcext:value-type="float">
            <text:p>-274723</text:p>
          </table:table-cell>
          <table:table-cell table:formula="of:=[.N45]/1000000" office:value-type="float" office:value="-0.274723" calcext:value-type="float">
            <text:p>-0,27472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2741" calcext:value-type="float">
            <text:p>25274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0494" calcext:value-type="float">
            <text:p>250494</text:p>
          </table:table-cell>
          <table:table-cell/>
          <table:table-cell table:formula="of:=[.E39]-[.L46]" office:value-type="float" office:value="-10790" calcext:value-type="float">
            <text:p>-10790</text:p>
          </table:table-cell>
          <table:table-cell table:formula="of:=[.N46]/1000000" office:value-type="float" office:value="-0.01079" calcext:value-type="float">
            <text:p>-0,0107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2016" calcext:value-type="float">
            <text:p>32201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69159" calcext:value-type="float">
            <text:p>469159</text:p>
          </table:table-cell>
          <table:table-cell/>
          <table:table-cell table:formula="of:=[.E40]-[.L47]" office:value-type="float" office:value="-259168" calcext:value-type="float">
            <text:p>-259168</text:p>
          </table:table-cell>
          <table:table-cell table:formula="of:=[.N47]/1000000" office:value-type="float" office:value="-0.259168" calcext:value-type="float">
            <text:p>-0,25916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99965" calcext:value-type="float">
            <text:p>29996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1430" calcext:value-type="float">
            <text:p>281430</text:p>
          </table:table-cell>
          <table:table-cell/>
          <table:table-cell table:formula="of:=[.E41]-[.L48]" office:value-type="float" office:value="-42538" calcext:value-type="float">
            <text:p>-42538</text:p>
          </table:table-cell>
          <table:table-cell table:formula="of:=[.N48]/1000000" office:value-type="float" office:value="-0.042538" calcext:value-type="float">
            <text:p>-0,04253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34263" calcext:value-type="float">
            <text:p>33426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5825" calcext:value-type="float">
            <text:p>495825</text:p>
          </table:table-cell>
          <table:table-cell/>
          <table:table-cell table:formula="of:=[.E42]-[.L49]" office:value-type="float" office:value="-274473" calcext:value-type="float">
            <text:p>-274473</text:p>
          </table:table-cell>
          <table:table-cell table:formula="of:=[.N49]/1000000" office:value-type="float" office:value="-0.274473" calcext:value-type="float">
            <text:p>-0,27447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00766" calcext:value-type="float">
            <text:p>30076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8771" calcext:value-type="float">
            <text:p>288771</text:p>
          </table:table-cell>
          <table:table-cell/>
          <table:table-cell table:formula="of:=[.E43]-[.L50]" office:value-type="float" office:value="-4459" calcext:value-type="float">
            <text:p>-4459</text:p>
          </table:table-cell>
          <table:table-cell table:formula="of:=[.N50]/1000000" office:value-type="float" office:value="-0.004459" calcext:value-type="float">
            <text:p>-0,00445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6783" calcext:value-type="float">
            <text:p>35678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9083" calcext:value-type="float">
            <text:p>539083</text:p>
          </table:table-cell>
          <table:table-cell/>
          <table:table-cell table:formula="of:=[.E44]-[.L51]" office:value-type="float" office:value="-286153" calcext:value-type="float">
            <text:p>-286153</text:p>
          </table:table-cell>
          <table:table-cell table:formula="of:=[.N51]/1000000" office:value-type="float" office:value="-0.286153" calcext:value-type="float">
            <text:p>-0,28615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1907" calcext:value-type="float">
            <text:p>32190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96811" calcext:value-type="float">
            <text:p>296811</text:p>
          </table:table-cell>
          <table:table-cell/>
          <table:table-cell table:formula="of:=[.E45]-[.L52]" office:value-type="float" office:value="-19230" calcext:value-type="float">
            <text:p>-19230</text:p>
          </table:table-cell>
          <table:table-cell table:formula="of:=[.N52]/1000000" office:value-type="float" office:value="-0.01923" calcext:value-type="float">
            <text:p>-0,0192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83376" calcext:value-type="float">
            <text:p>38337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9809" calcext:value-type="float">
            <text:p>519809</text:p>
          </table:table-cell>
          <table:table-cell/>
          <table:table-cell table:formula="of:=[.E46]-[.L53]" office:value-type="float" office:value="-267068" calcext:value-type="float">
            <text:p>-267068</text:p>
          </table:table-cell>
          <table:table-cell table:formula="of:=[.N53]/1000000" office:value-type="float" office:value="-0.267068" calcext:value-type="float">
            <text:p>-0,26706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60886" calcext:value-type="float">
            <text:p>36088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3032" calcext:value-type="float">
            <text:p>323032</text:p>
          </table:table-cell>
          <table:table-cell/>
          <table:table-cell table:formula="of:=[.E47]-[.L54]" office:value-type="float" office:value="-1016" calcext:value-type="float">
            <text:p>-1016</text:p>
          </table:table-cell>
          <table:table-cell table:formula="of:=[.N54]/1000000" office:value-type="float" office:value="-0.001016" calcext:value-type="float">
            <text:p>-0,00101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18271" calcext:value-type="float">
            <text:p>41827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94970" calcext:value-type="float">
            <text:p>594970</text:p>
          </table:table-cell>
          <table:table-cell/>
          <table:table-cell table:formula="of:=[.E48]-[.L55]" office:value-type="float" office:value="-295005" calcext:value-type="float">
            <text:p>-295005</text:p>
          </table:table-cell>
          <table:table-cell table:formula="of:=[.N55]/1000000" office:value-type="float" office:value="-0.295005" calcext:value-type="float">
            <text:p>-0,29500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2420" calcext:value-type="float">
            <text:p>35242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6398" calcext:value-type="float">
            <text:p>356398</text:p>
          </table:table-cell>
          <table:table-cell/>
          <table:table-cell table:formula="of:=[.E49]-[.L56]" office:value-type="float" office:value="-22135" calcext:value-type="float">
            <text:p>-22135</text:p>
          </table:table-cell>
          <table:table-cell table:formula="of:=[.N56]/1000000" office:value-type="float" office:value="-0.022135" calcext:value-type="float">
            <text:p>-0,02213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58237" calcext:value-type="float">
            <text:p>45823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28085" calcext:value-type="float">
            <text:p>628085</text:p>
          </table:table-cell>
          <table:table-cell/>
          <table:table-cell table:formula="of:=[.E50]-[.L57]" office:value-type="float" office:value="-327319" calcext:value-type="float">
            <text:p>-327319</text:p>
          </table:table-cell>
          <table:table-cell table:formula="of:=[.N57]/1000000" office:value-type="float" office:value="-0.327319" calcext:value-type="float">
            <text:p>-0,32731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78653" calcext:value-type="float">
            <text:p>378653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3757" calcext:value-type="float">
            <text:p>353757</text:p>
          </table:table-cell>
          <table:table-cell/>
          <table:table-cell table:formula="of:=[.E51]-[.L58]" office:value-type="float" office:value="3026" calcext:value-type="float">
            <text:p>3026</text:p>
          </table:table-cell>
          <table:table-cell table:formula="of:=[.N58]/1000000" office:value-type="float" office:value="0.003026" calcext:value-type="float">
            <text:p>0,00302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80669" calcext:value-type="float">
            <text:p>480669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36708" calcext:value-type="float">
            <text:p>636708</text:p>
          </table:table-cell>
          <table:table-cell/>
          <table:table-cell table:formula="of:=[.E52]-[.L59]" office:value-type="float" office:value="-314801" calcext:value-type="float">
            <text:p>-314801</text:p>
          </table:table-cell>
          <table:table-cell table:formula="of:=[.N59]/1000000" office:value-type="float" office:value="-0.314801" calcext:value-type="float">
            <text:p>-0,31480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15719" calcext:value-type="float">
            <text:p>41571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6074" calcext:value-type="float">
            <text:p>396074</text:p>
          </table:table-cell>
          <table:table-cell/>
          <table:table-cell table:formula="of:=[.E53]-[.L60]" office:value-type="float" office:value="-12698" calcext:value-type="float">
            <text:p>-12698</text:p>
          </table:table-cell>
          <table:table-cell table:formula="of:=[.N60]/1000000" office:value-type="float" office:value="-0.012698" calcext:value-type="float">
            <text:p>-0,01269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0407" calcext:value-type="float">
            <text:p>51040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94257" calcext:value-type="float">
            <text:p>694257</text:p>
          </table:table-cell>
          <table:table-cell/>
          <table:table-cell table:formula="of:=[.E54]-[.L61]" office:value-type="float" office:value="-333371" calcext:value-type="float">
            <text:p>-333371</text:p>
          </table:table-cell>
          <table:table-cell table:formula="of:=[.N61]/1000000" office:value-type="float" office:value="-0.333371" calcext:value-type="float">
            <text:p>-0,33337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7955" calcext:value-type="float">
            <text:p>49795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02332" calcext:value-type="float">
            <text:p>402332</text:p>
          </table:table-cell>
          <table:table-cell/>
          <table:table-cell table:formula="of:=[.E55]-[.L62]" office:value-type="float" office:value="15939" calcext:value-type="float">
            <text:p>15939</text:p>
          </table:table-cell>
          <table:table-cell table:formula="of:=[.N62]/1000000" office:value-type="float" office:value="0.015939" calcext:value-type="float">
            <text:p>0,015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03:07:30.818763808</dc:date>
    <meta:editing-duration>PT4M10S</meta:editing-duration>
    <meta:editing-cycles>1</meta:editing-cycles>
    <meta:document-statistic meta:table-count="1" meta:cell-count="745" meta:object-count="0"/>
    <meta:generator>LibreOffice/6.3.5.2$Linux_X86_64 LibreOffice_project/30$Build-2</meta:generator>
  </office:meta>
</office:document-meta>
</file>